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name="T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3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P4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P5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7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8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P9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10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11" style:parent-style-name="內文" style:family="paragraph">
      <style:paragraph-properties fo:text-align="justify" fo:line-height="0.1666in"/>
      <style:text-properties style:font-name="標楷體" style:font-name-asian="標楷體"/>
    </style:style>
    <style:style style:name="P12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P13" style:parent-style-name="內文" style:family="paragraph">
      <style:paragraph-properties fo:text-align="justify" fo:line-height="0.1666in" fo:text-indent="0.0833in"/>
      <style:text-properties style:font-name="標楷體" style:font-name-asian="標楷體"/>
    </style:style>
    <style:style style:name="T1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15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16" style:parent-style-name="內文" style:family="paragraph">
      <style:paragraph-properties fo:text-align="center"/>
      <style:text-properties style:font-name="標楷體" style:font-name-asian="標楷體"/>
    </style:style>
    <style:style style:name="T17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18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19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0" style:parent-style-name="預設段落字型" style:family="text">
      <style:text-properties style:font-name="標楷體" style:font-name-asian="標楷體"/>
    </style:style>
    <style:style style:name="T21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22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T23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5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6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27" style:parent-style-name="內文" style:family="paragraph">
      <style:paragraph-properties fo:text-align="center" fo:line-height="0.1666in"/>
      <style:text-properties style:font-name="標楷體" style:font-name-asian="標楷體"/>
    </style:style>
    <style:style style:name="P28" style:parent-style-name="內文" style:family="paragraph">
      <style:paragraph-properties fo:text-align="center" fo:line-height="0.1666in"/>
    </style:style>
    <style:style style:name="T29" style:parent-style-name="預設段落字型" style:family="text">
      <style:text-properties style:font-name="標楷體" style:font-name-asian="標楷體"/>
    </style:style>
    <style:style style:name="T30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1" style:parent-style-name="預設段落字型" style:family="text">
      <style:text-properties style:font-name="標楷體" style:font-name-asian="標楷體" style:font-name-complex="標楷體" fo:color="#000000" fo:font-size="16pt" style:font-size-asian="16pt" style:font-size-complex="16pt"/>
    </style:style>
    <style:style style:name="T32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family="graphic" style:name="a12">
      <style:graphic-properties style:wrap="run-through" style:run-through="foreground" draw:fill="none" draw:stroke="solid" svg:stroke-width="0.01042in" svg:stroke-color="#000000" draw:marker-end="a11" svg:stroke-opacity="100%" draw:stroke-linejoin="round" style:horizontal-rel="paragraph" style:vertical-rel="paragraph" style:horizontal-pos="from-left" style:vertical-pos="from-top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run-through" style:run-through="foreground" draw:fill="none" draw:stroke="solid" svg:stroke-width="0.01042in" svg:stroke-color="#000000" draw:marker-end="a13" svg:stroke-opacity="100%" draw:stroke-linejoin="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042in" svg:stroke-color="#000000" draw:marker-end="a1" svg:stroke-opacity="100%" draw:stroke-linejoin="round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1042in" svg:stroke-color="#000000" draw:marker-end="a15" svg:stroke-opacity="100%" draw:stroke-linejoin="round" style:horizontal-rel="paragraph" style:vertical-rel="paragraph" style:horizontal-pos="from-left" style:vertical-pos="from-top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style:wrap="run-through" style:run-through="foreground" draw:fill="none" draw:stroke="solid" svg:stroke-width="0.01042in" svg:stroke-color="#000000" draw:marker-end="a5" svg:stroke-opacity="100%" draw:stroke-linejoin="round" style:horizontal-rel="paragraph" style:vertical-rel="paragraph" style:horizontal-pos="from-left" style:vertical-pos="from-top"/>
    </style:style>
    <style:style style:family="graphic" style:name="a19">
      <style:graphic-properties draw:fill="none" draw:stroke="non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custom-shape svg:x="1.75972in" svg:y="5.57917in" svg:width="1.07986in" svg:height="0.6375in" draw:z-index="251655168" draw:id="id0" draw:style-name="a0" draw:name="AutoShape 6" text:anchor-type="paragraph"><svg:title/><svg:desc/><text:p text:style-name="P3"/><text:p text:style-name="P4">核發室內</text:p><text:p text:style-name="P5">裝修許可證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6"><draw:connector draw:type="line" svg:x1="2.30764in" svg:y1="5.1125in" svg:x2="2.30764in" svg:y2="5.5875in" draw:z-index="251664384" draw:id="id1" draw:style-name="a2" draw:name="Line 15" text:anchor-type="paragraph"><svg:title/><svg:desc/></draw:connector></text:span><text:span text:style-name="T7"><draw:custom-shape svg:x="1.77014in" svg:y="4.64167in" svg:width="1.07986in" svg:height="0.48333in" draw:z-index="251654144" draw:id="id2" draw:style-name="a3" draw:name="AutoShape 5" text:anchor-type="paragraph"><svg:title/><svg:desc/><text:p text:style-name="P8"/><text:p text:style-name="P9">陳判決行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10"><draw:custom-shape svg:x="1.75903in" svg:y="1.83125in" svg:width="1.07986in" svg:height="0.66042in" draw:z-index="251661312" draw:id="id3" draw:style-name="a4" draw:name="AutoShape 12" text:anchor-type="paragraph"><svg:title/><svg:desc/><text:p text:style-name="P11"/><text:p text:style-name="P12">轉送建築師</text:p><text:p text:style-name="P13">公會審查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14"><draw:connector draw:type="line" svg:x1="2.29861in" svg:y1="1.34583in" svg:x2="2.29861in" svg:y2="1.82083in" draw:z-index="251662336" draw:id="id4" draw:style-name="a6" draw:name="Line 13" text:anchor-type="paragraph"><svg:title/><svg:desc/></draw:connector></text:span><text:span text:style-name="T15"><draw:custom-shape svg:x="1.75in" svg:y="0.875in" svg:width="1.07986in" svg:height="0.475in" draw:z-index="251652096" draw:id="id5" draw:style-name="a7" draw:name="AutoShape 3" text:anchor-type="paragraph"><svg:title/><svg:desc/><text:p text:style-name="P16">申請案掛件</text:p><text:p text:style-name="內文"/><draw:enhanced-geometry draw:type="non-primitive" svg:viewBox="0 0 21600 21600" draw:enhanced-path="M 3475 0 L 18125 0 A ?f59 ?f60 ?f61 ?f62 18125 0 ?f56 ?f58  W ?f63 ?f64 ?f65 ?f66 18125 0 ?f56 ?f58 L 3475 21600 A ?f102 ?f103 ?f104 ?f105 3475 21600 ?f99 ?f101  W ?f106 ?f107 ?f108 ?f109 3475 21600 ?f99 ?f101 Z N" draw:text-areas="?f16 ?f18 ?f17 ?f1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/text:span><text:span text:style-name="T17"><draw:custom-shape svg:x="2.375in" svg:y="4.25in" svg:width="0.13472in" svg:height="0.31667in" draw:z-index="251660288" draw:id="id6" draw:style-name="a8" draw:name="AutoShape 11" text:anchor-type="paragraph"><svg:title/><svg:desc/><text:p text:style-name="P18">是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19"><draw:custom-shape svg:x="4.06111in" svg:y="3.35in" svg:width="1.06319in" svg:height="0.375in" draw:z-index="251663360" draw:id="id7" draw:style-name="a9" draw:name="Rectangle 14" text:anchor-type="paragraph"><svg:title/><svg:desc/><text:p text:style-name="內文"><text:span text:style-name="T20">退還申請人</text:span></text:p><draw:enhanced-geometry draw:type="non-primitive" svg:viewBox="0 0 21600 21600" draw:enhanced-path="M 0 0 L 21600 0 21600 21600 0 21600 Z N"/></draw:custom-shape></text:span><text:span text:style-name="T21"><draw:custom-shape svg:x="3.375in" svg:y="3.25in" svg:width="0.25in" svg:height="0.25in" draw:z-index="251659264" draw:id="id8" draw:style-name="a10" draw:name="AutoShape 10" text:anchor-type="paragraph"><svg:title/><svg:desc/><text:p text:style-name="P22">否</text:p><draw:enhanced-geometry draw:type="non-primitive" svg:viewBox="0 0 1 1" draw:enhanced-path="M 0 0 L 1 0 1 1 0 1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"/><draw:equation draw:name="f7" draw:formula="?f4"/><draw:equation draw:name="f8" draw:formula="?f0 / ?f6"/><draw:equation draw:name="f9" draw:formula="?f1 / ?f6"/><draw:equation draw:name="f10" draw:formula="?f2 / ?f7"/><draw:equation draw:name="f11" draw:formula="?f3 / ?f7"/></draw:enhanced-geometry></draw:custom-shape></text:span><text:span text:style-name="T23"><draw:connector draw:type="line" svg:x1="3.12014in" svg:y1="3.53333in" svg:x2="4.06528in" svg:y2="3.53333in" draw:z-index="251658240" draw:id="id9" draw:style-name="a12" draw:name="Line 9" text:anchor-type="paragraph"><svg:title/><svg:desc/></draw:connector></text:span><text:span text:style-name="T24"><draw:connector draw:type="line" svg:x1="2.30972in" svg:y1="2.425in" svg:x2="2.30972in" svg:y2="2.9in" draw:z-index="251657216" draw:id="id10" draw:style-name="a14" draw:name="Line 8" text:anchor-type="paragraph"><svg:title/><svg:desc/></draw:connector></text:span><text:span text:style-name="T25"><draw:connector draw:type="line" svg:x1="2.30972in" svg:y1="4.16667in" svg:x2="2.30972in" svg:y2="4.64167in" draw:z-index="251656192" draw:id="id11" draw:style-name="a16" draw:name="Line 7" text:anchor-type="paragraph"><svg:title/><svg:desc/></draw:connector></text:span><text:span text:style-name="T26"><draw:custom-shape svg:x="1.5in" svg:y="2.9in" svg:width="1.62014in" svg:height="1.26944in" draw:z-index="251653120" draw:id="id12" draw:style-name="a17" draw:name="AutoShape 4" text:anchor-type="paragraph"><svg:title/><svg:desc/><text:p text:style-name="P27"/><text:p text:style-name="P28"><text:span text:style-name="T29">審查是否符合規定</text:span></text:p><draw:enhanced-geometry draw:type="non-primitive" svg:viewBox="0 0 2 2" draw:enhanced-path="M 0 1 L 1 0 2 1 1 2 Z N" draw:text-areas="?f12 ?f14 ?f13 ?f15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4 / 4"/><draw:equation draw:name="f7" draw:formula="?f1 - ?f0"/><draw:equation draw:name="f8" draw:formula="?f7 / 2"/><draw:equation draw:name="f9" draw:formula="?f7 / 4"/><draw:equation draw:name="f10" draw:formula="?f7 * 3 / 4"/><draw:equation draw:name="f11" draw:formula="?f4 * 3 / 4"/><draw:equation draw:name="f12" draw:formula="?f9 / ?f8"/><draw:equation draw:name="f13" draw:formula="?f10 / ?f8"/><draw:equation draw:name="f14" draw:formula="?f6 / ?f5"/><draw:equation draw:name="f15" draw:formula="?f11 / ?f5"/></draw:enhanced-geometry></draw:custom-shape></text:span><text:span text:style-name="T30"><draw:custom-shape svg:x="1.125in" svg:y="0.125in" svg:width="3.5in" svg:height="0.5in" draw:z-index="251651072" draw:id="id13" draw:style-name="a18" draw:name="Rectangle 2" text:anchor-type="paragraph"><svg:title/><svg:desc/><text:p text:style-name="內文"><text:span text:style-name="T31">室內裝修圖說審查作業流程表</text:span></text:p><draw:enhanced-geometry draw:type="non-primitive" svg:viewBox="0 0 21600 21600" draw:enhanced-path="M 0 0 L 21600 0 21600 21600 0 21600 Z N"/></draw:custom-shape></text:span><text:span text:style-name="T32"><draw:custom-shape svg:x="0in" svg:y="0in" svg:width="5.62222in" svg:height="8.58889in" draw:id="id14" draw:style-name="a19" draw:name="AutoShape 1" text:anchor-type="as-char"><svg:title/><svg:desc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letter-kerning="true" fo:font-size="12pt" style:font-size-asian="12pt" style:font-size-complex="12pt"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5" svg:viewBox="0 0 20 30" svg:d="m10 0-10 30h20z"/>
    <draw:marker draw:name="a1" svg:viewBox="0 0 20 30" svg:d="m10 0-10 30h20z"/>
    <draw:marker draw:name="a11" svg:viewBox="0 0 20 30" svg:d="m10 0-10 30h20z"/>
    <draw:marker draw:name="a13" svg:viewBox="0 0 20 30" svg:d="m10 0-10 30h20z"/>
    <draw:marker draw:name="a5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600030</meta:initial-creator>
    <dc:creator>林茂昌</dc:creator>
    <meta:creation-date>2018-11-14T05:51:00Z</meta:creation-date>
    <dc:date>2018-11-14T05:51:00Z</dc:date>
    <meta:print-date>2018-11-14T05:51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6" meta:character-count="41" meta:row-count="1" meta:non-whitespace-character-count="36"/>
  </office:meta>
</office:document-meta>
</file>